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Footer">
      <style:text-properties officeooo:rsid="001ac0f3" officeooo:paragraph-rsid="003aee54"/>
    </style:style>
    <style:style style:name="P6" style:family="paragraph" style:parent-style-name="Text_20_body">
      <style:text-properties officeooo:rsid="00264af6" officeooo:paragraph-rsid="00264af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36d2b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<office:annotation><dc:creator>sge</dc:creator><dc:date>2017-07-13T11:59:21</dc:date><text:p text:style-name="P7"><text:span text:style-name="T3">do text if view.context_var('doc_intro')</text:span></text:p><text:p text:style-name="P7"><text:span text:style-name="T3">from pod(content=doc_intro.odt_file.data, format='odt', managePageStyles=None)</text:span></text:p></office:annotation><text:span text:style-name="T1">ne pas effacer cette ligne</text:span></text:p>
      <text:p text:style-name="Text_20_body"/>
      <text:p text:style-name="P6">Texte</text:p>
      <text:p text:style-name="P3"/>
      <text:p text:style-name="Standard"><office:annotation><dc:creator>sge</dc:creator><dc:date>2017-07-13T12:00:28</dc:date><text:p text:style-name="P7"><text:span text:style-name="T2">do text if view.context_var('doc_fin')</text:span></text:p><text:p text:style-name="P7"><text:span text:style-name="T2">from pod(content=doc_fin.odt_file.data, format='odt', managePageStyles=None)</text:span></text:p></office:annotation><text:span text:style-name="T1">ne pas effacer cette lig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c0f3" officeooo:paragraph-rsid="003aee54"/>
    </style:style>
    <style:style style:name="MP2" style:family="paragraph" style:parent-style-name="Header">
      <style:text-properties officeooo:rsid="001ac0f3" officeooo:paragraph-rsid="001ac0f3"/>
    </style:style>
    <style:style style:name="MP3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office:annotation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  <style:master-page style:name="First_20_Page" style:display-name="First Page" style:page-layout-name="Mpm2" style:next-style-name="Standard">
      <style:header>
        <text:p text:style-name="MP2"><office:annotation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3"><office:annotation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09T14:29:44.600299219</dc:date>
    <dc:creator>bleybaert</dc:creator>
    <meta:editing-duration>PT25M55S</meta:editing-duration>
    <meta:editing-cycles>33</meta:editing-cycles>
    <meta:document-statistic meta:table-count="0" meta:image-count="0" meta:object-count="0" meta:page-count="1" meta:paragraph-count="6" meta:word-count="26" meta:character-count="135" meta:non-whitespace-character-count="115"/>
  </office:meta>
</office:document-meta>
</file>